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09077b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09077b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</style:style>
    <style:style style:name="P10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fo:background-color="#ffffff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0c3295" officeooo:paragraph-rsid="000c3295" style:font-size-asian="14pt" style:font-size-complex="14pt"/>
    </style:style>
    <style:style style:name="P14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style:font-size-asian="14pt" style:font-size-complex="14pt"/>
    </style:style>
    <style:style style:name="T1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9077b" style:font-size-asian="14pt" style:font-size-complex="14pt"/>
    </style:style>
    <style:style style:name="T5" style:family="text">
      <style:text-properties style:font-name="Times New Roman" fo:font-size="14pt" officeooo:rsid="000a5292" style:font-size-asian="14pt" style:font-size-complex="14pt"/>
    </style:style>
    <style:style style:name="T6" style:family="text">
      <style:text-properties style:font-name="Times New Roman" fo:font-size="14pt" officeooo:rsid="000c3295" style:font-size-asian="14pt" style:font-size-complex="14pt"/>
    </style:style>
    <style:style style:name="T7" style:family="text">
      <style:text-properties officeooo:rsid="000c32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1"><text:span text:style-name="T1">Федеральное государственное бюджетное образовательное учреждение высшего образования</text:span><text:span text:style-name="T2"><text:line-break/></text:span><text:span text:style-name="T1">"Севастопольский государственный университет"</text:span></text:p>
      <text:p text:style-name="P2"/>
      <text:p text:style-name="P2"/>
      <text:p text:style-name="P11">Кафедра: «Информационные технологии и компьютерные системы»</text:p>
      <text:p text:style-name="P3"/>
      <text:p text:style-name="P3"/>
      <text:p text:style-name="P3"/>
      <text:p text:style-name="P6"/>
      <text:p text:style-name="P7">Отчёт по <text:span text:style-name="T7">проекту</text:span> №1</text:p>
      <text:p text:style-name="P8"><text:span text:style-name="T3">«</text:span><text:span text:style-name="T6">Разработка генератора паролей</text:span><text:span text:style-name="T3">»</text:span></text:p>
      <text:p text:style-name="P13">Должность - разработчик</text:p>
      <text:p text:style-name="P3"><text:bookmark text:name="_GoBack"/></text:p>
      <text:p text:style-name="P4"><text:tab/></text:p>
      <text:p text:style-name="P4"/>
      <text:p text:style-name="P4"/>
      <text:p text:style-name="P4"/>
      <text:p text:style-name="P10">Выполнил </text:p>
      <text:p text:style-name="P9"><text:span text:style-name="T3">ст.гр. В</text:span><text:span text:style-name="T4">Т</text:span><text:span text:style-name="T3">б-</text:span><text:span text:style-name="T4">3</text:span><text:span text:style-name="T3">2д.</text:span></text:p>
      <text:p text:style-name="P10">Демиденко А.А</text:p>
      <text:p text:style-name="P10"/>
      <text:p text:style-name="P10"/>
      <text:p text:style-name="P10"/>
      <text:p text:style-name="P5"/>
      <text:p text:style-name="P6"/>
      <text:p text:style-name="P6"/>
      <text:p text:style-name="P6"/>
      <text:p text:style-name="P6">Севастополь</text:p>
      <text:p text:style-name="P6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миденко Андрей</meta:initial-creator>
    <meta:editing-cycles>6</meta:editing-cycles>
    <meta:creation-date>2015-05-19T09:41:00</meta:creation-date>
    <dc:date>2015-12-16T01:35:18.224464070</dc:date>
    <meta:editing-duration>PT11M22S</meta:editing-duration>
    <meta:generator>LibreOffice/5.0.3.2$Linux_X86_64 LibreOffice_project/00m0$Build-2</meta:generator>
    <meta:document-statistic meta:table-count="0" meta:image-count="0" meta:object-count="0" meta:page-count="1" meta:paragraph-count="12" meta:word-count="39" meta:character-count="368" meta:non-whitespace-character-count="33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